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666666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color="#ffffff" fo:font-family="Calibri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Calibri" style:font-family-generic="swiss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font-family="Calibri" style:font-family-generic="swiss" style:font-pitch="variable"/>
    </style:style>
    <style:style style:name="P5" style:family="paragraph">
      <style:text-properties fo:color="#c0c0c0"/>
    </style:style>
    <style:style style:name="T1" style:family="text">
      <style:text-properties fo:color="#ffffff" fo:font-family="Calibri" style:font-family-generic="swiss" style:font-pitch="variable"/>
    </style:style>
    <style:style style:name="T2" style:family="text">
      <style:text-properties fo:font-family="Calibri" style:font-family-generic="swiss" style:font-pitch="variable" fo:font-size="12pt" style:font-size-asian="12pt" style:font-size-complex="12pt"/>
    </style:style>
    <style:style style:name="T3" style:family="text">
      <style:text-properties fo:color="#c0c0c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794cm" svg:height="2.54cm" svg:x="4.429cm" svg:y="3.794cm">
          <text:p text:style-name="P1"><text:span text:style-name="T1">“</text:span><text:span text:style-name="T1">Ghost”</text:span></text:p>
          <text:p text:style-name="P1"><text:span text:style-name="T1">Widge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5.826cm" svg:y1="6.334cm" svg:x2="6.715cm" svg:y2="9.509cm" draw:start-shape="id1" draw:start-glue-point="2" draw:end-shape="id2" draw:end-glue-point="3" svg:d="m5826 6334c0 2117 296 3175 889 3175" svg:viewBox="0 0 890 3176">
          <text:p text:style-name="P2"><text:span text:style-name="T2">paintEvent()</text:span></text:p>
        </draw:connector>
        <draw:connector draw:style-name="gr2" draw:text-style-name="P3" draw:layer="layout" draw:type="curve" draw:line-skew="-1.053cm" svg:x1="1.952cm" svg:y1="3.539cm" svg:x2="4.429cm" svg:y2="5.064cm" draw:end-shape="id1" draw:end-glue-point="3" svg:d="m1952 3539c-97 0-1336 1525 2477 1525" svg:viewBox="0 0 2746 1526">
          <text:p text:style-name="P4"><text:span text:style-name="T2">GUI Events</text:span></text:p>
        </draw:connector>
        <draw:custom-shape draw:style-name="gr1" draw:text-style-name="P1" xml:id="id2" draw:id="id2" draw:layer="layout" svg:width="2.794cm" svg:height="2.54cm" svg:x="6.715cm" svg:y="8.239cm">
          <text:p text:style-name="P1"><text:span text:style-name="T1">Offscreen</text:span></text:p>
          <text:p text:style-name="P1"><text:span text:style-name="T1">Pixm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3" draw:id="id3" draw:layer="layout" svg:width="2.794cm" svg:height="2.54cm" svg:x="11.414cm" svg:y="3.667cm">
          <text:p text:style-name="P1"><text:span text:style-name="T1">Textured</text:span></text:p>
          <text:p text:style-name="P1"><text:span text:style-name="T1">Quad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12.811cm" svg:y1="6.207cm" svg:x2="12.811cm" svg:y2="8.239cm" draw:start-shape="id3" draw:start-glue-point="2" draw:end-shape="id4" svg:d="m12811 6207v2032" svg:viewBox="0 0 1 2033">
          <text:p text:style-name="P2"><text:span text:style-name="T2">Texture lookup</text:span></text:p>
        </draw:connector>
        <draw:custom-shape draw:style-name="gr3" draw:text-style-name="P1" xml:id="id4" draw:id="id4" draw:layer="layout" svg:width="2.794cm" svg:height="2.54cm" svg:x="11.414cm" svg:y="8.239cm">
          <text:p text:style-name="P1"><text:span text:style-name="T1">Texture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.763cm" svg:y1="2.016cm" svg:x2="9.89cm" svg:y2="11.541cm">
          <text:p/>
        </draw:line>
        <draw:frame draw:style-name="gr5" draw:text-style-name="P5" draw:layer="layout" svg:width="1.353cm" svg:height="0.963cm" svg:x="5.87cm" svg:y="2.27cm">
          <draw:text-box>
            <text:p text:style-name="P5"><text:span text:style-name="T3">Qt </text:span></text:p>
          </draw:text-box>
        </draw:frame>
        <draw:frame draw:style-name="gr5" draw:text-style-name="P5" draw:layer="layout" svg:width="5.87cm" svg:height="0.963cm" svg:x="10.398cm" svg:y="2.323cm">
          <draw:text-box>
            <text:p text:style-name="P5"><text:span text:style-name="T3">OpenGL / Direct3D</text:span></text:p>
          </draw:text-box>
        </draw:frame>
        <draw:line draw:style-name="gr2" draw:text-style-name="P3" draw:layer="layout" svg:x1="9.509cm" svg:y1="9.509cm" svg:x2="11.414cm" svg:y2="9.509cm">
          <text:p text:style-name="P2"><text:span text:style-name="T2">Copy</text:span></text:p>
          <text:p text:style-name="P2"><text:span text:style-name="T2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5T14:25:58.36</meta:creation-date>
    <dc:date>2014-08-05T14:41:36.32</dc:date>
    <meta:editing-duration>PT3S</meta:editing-duration>
    <meta:editing-cycles>1</meta:editing-cycles>
    <meta:document-statistic meta:object-count="11"/>
    <meta:generator>LibreOffice/4.0.0.3$Windows_x86 LibreOffice_project/7545bee9c2a0782548772a21bc84a9dcc583b89</meta:generator>
  </office:meta>
</office:document-meta>
</file>